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FA72DAE75785910C8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cd5d6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Gabriola" fo:font-size="16pt" fo:font-weight="bold" officeooo:rsid="00068926" officeooo:paragraph-rsid="001cd5d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abriola" fo:font-size="16pt" fo:font-weight="bold" officeooo:rsid="001cd5d6" officeooo:paragraph-rsid="001cd5d6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Gabriola" fo:font-size="12pt" fo:font-weight="normal" officeooo:rsid="0007413f" officeooo:paragraph-rsid="001cd5d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Gabriola" fo:font-size="12pt" fo:font-weight="normal" officeooo:rsid="00068926" officeooo:paragraph-rsid="001cd5d6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Gabriola" fo:font-size="12pt" fo:font-weight="normal" officeooo:rsid="00072ba0" officeooo:paragraph-rsid="001cd5d6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Gabriola" fo:font-size="12pt" fo:font-weight="normal" officeooo:rsid="0007413f" officeooo:paragraph-rsid="001cd5d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Gabriola" fo:font-size="12pt" fo:font-weight="bold" officeooo:rsid="00068926" officeooo:paragraph-rsid="001cd5d6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Gabriola" fo:font-size="12pt" fo:font-weight="bold" officeooo:rsid="0007413f" officeooo:paragraph-rsid="001cd5d6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Gabriola" fo:font-size="15pt" fo:font-weight="bold" officeooo:rsid="00068926" officeooo:paragraph-rsid="001cd5d6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1cd5d6"/>
    </style:style>
    <style:style style:name="T1" style:family="text">
      <style:text-properties officeooo:rsid="000741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2ba0"/>
    </style:style>
    <style:style style:name="T4" style:family="text">
      <style:text-properties officeooo:rsid="001cd5d6"/>
    </style:style>
    <style:style style:name="T5" style:family="text">
      <style:text-properties style:font-name="Gabriola" fo:font-size="12pt" fo:font-weight="normal" officeooo:rsid="0007413f" style:font-size-asian="10.5pt" style:font-weight-asian="normal" style:font-size-complex="12pt" style:font-weight-complex="normal"/>
    </style:style>
    <style:style style:name="T6" style:family="text">
      <style:text-properties style:font-name="Gabriola" fo:font-size="12pt" fo:font-weight="normal" officeooo:rsid="00072ba0" style:font-size-asian="10.5pt" style:font-weight-asian="normal" style:font-size-complex="12pt" style:font-weight-complex="normal"/>
    </style:style>
    <style:style style:name="T7" style:family="text">
      <style:text-properties style:font-name="Gabriola" fo:font-size="12pt" fo:font-weight="normal" officeooo:rsid="001cd5d6" style:font-size-asian="10.5pt" style:font-weight-asian="normal" style:font-size-complex="12pt" style:font-weight-complex="normal"/>
    </style:style>
    <style:style style:name="T8" style:family="text">
      <style:text-properties style:font-name="Gabriola" fo:font-size="12pt" fo:font-weight="normal" officeooo:rsid="0022d067" style:font-size-asian="10.5pt" style:font-weight-asian="normal" style:font-size-complex="12pt" style:font-weight-complex="normal"/>
    </style:style>
    <style:style style:name="T9" style:family="text">
      <style:text-properties officeooo:rsid="001ce614"/>
    </style:style>
    <style:style style:name="T10" style:family="text">
      <style:text-properties officeooo:rsid="001f94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près des années d'entraînement <text:span text:style-name="T1">et d'érudition</text:span>, tu es dorénavant un <text:span text:style-name="T4">Lesteplume, dont les dessins rapides et efficaces sauvent de nombreuses situations imprévues.</text:span></text:p>
      <text:p text:style-name="P11"><text:span text:style-name="T5">Au combat, t</text:span><text:span text:style-name="T6">es dessins </text:span><text:span text:style-name="T7">faibles mais prestes</text:span><text:span text:style-name="T6"> sont red</text:span><text:span text:style-name="T7">outés car </text:span><text:span text:style-name="T8">on ne les voit</text:span><text:span text:style-name="T7"> pas venir et n'arrivent jamais seuls</text:span><text:span text:style-name="T6">. </text:span><text:span text:style-name="T7">Cette liberté de dessiner te permet de rythmer le combat à ta guise. </text:span></text:p>
      <text:p text:style-name="P7"/>
      <text:p text:style-name="P7"><text:span text:style-name="T2">Temps de dessin :</text:span> <text:span text:style-name="T4">1,5s</text:span> = <text:span text:style-name="T4">1/2 tour</text:span></text:p>
      <text:p text:style-name="P7"><text:span text:style-name="T2">Durée du dessin : </text:span><text:span text:style-name="T4">1,5s</text:span> = <text:span text:style-name="T4">1/2 tour</text:span></text:p>
      <text:p text:style-name="P6"/>
      <text:p text:style-name="P10">MICA de ton Dessin selon <text:span text:style-name="T3">ton niveau </text:span></text:p>
      <text:p text:style-name="P8">Niveau <text:span text:style-name="T3">Compétent</text:span> </text:p>
      <text:p text:style-name="P5">Mouvement : <text:span text:style-name="T10">1</text:span></text:p>
      <text:p text:style-name="P5">Intensité : <text:span text:style-name="T4">1</text:span></text:p>
      <text:p text:style-name="P5">Complexité : <text:span text:style-name="T4">1</text:span></text:p>
      <text:p text:style-name="P5">Amplitude : <text:span text:style-name="T4">1</text:span></text:p>
      <text:p text:style-name="P5"/>
      <text:p text:style-name="P9">Niveau Maître</text:p>
      <text:p text:style-name="P4">Mouvement : <text:span text:style-name="T4">2</text:span></text:p>
      <text:p text:style-name="P4">Intensité : <text:span text:style-name="T4">2</text:span></text:p>
      <text:p text:style-name="P4">Complexité : <text:span text:style-name="T10">1</text:span></text:p>
      <text:p text:style-name="P4">Amplitude : <text:span text:style-name="T4">2</text:span></text:p>
      <text:p text:style-name="P9"/>
      <text:p text:style-name="P9">Niveau Illustre Maître</text:p>
      <text:p text:style-name="P4">Mouvement : <text:span text:style-name="T9">3</text:span></text:p>
      <text:p text:style-name="P4">Intensité : <text:span text:style-name="T9">3</text:span></text:p>
      <text:p text:style-name="P4">Complexité : <text:span text:style-name="T10">2</text:span></text:p>
      <text:p text:style-name="P4">Amplitude : <text:span text:style-name="T9">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cd5d6" style:font-size-asian="15pt" style:font-style-asian="italic" style:font-size-complex="15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Gabriola" fo:font-size="16pt" fo:font-weight="bold" officeooo:rsid="00068926" officeooo:paragraph-rsid="001cd5d6" style:font-size-asian="16pt" style:font-weight-asian="bold" style:font-size-complex="16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Gabriola" fo:font-size="16pt" fo:font-weight="bold" officeooo:rsid="001cd5d6" officeooo:paragraph-rsid="001cd5d6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222cm" svg:y="-0.808cm" svg:width="4.001cm" svg:height="4.001cm" draw:z-index="0"><draw:image xlink:href="Pictures/10000201000000FA000000FA72DAE75785910C86.png" xlink:type="simple" xlink:show="embed" xlink:actuate="onLoad"/></draw:frame>JDR La vallée de Hauteplume</text:p>
        <text:p text:style-name="MP2">Fiche de classe</text:p>
        <text:p text:style-name="MP3">Lesteplu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9S</meta:editing-duration>
    <meta:editing-cycles>6</meta:editing-cycles>
    <meta:generator>LibreOffice/5.0.6.3$Windows_x86 LibreOffice_project/490fc03b25318460cfc54456516ea2519c11d1aa</meta:generator>
    <dc:date>2019-05-08T15:02:16.468000000</dc:date>
    <meta:document-statistic meta:table-count="0" meta:image-count="1" meta:object-count="0" meta:page-count="1" meta:paragraph-count="23" meta:word-count="130" meta:character-count="710" meta:non-whitespace-character-count="600"/>
    <meta:user-defined meta:name="Info 1"/>
    <meta:user-defined meta:name="Info 2"/>
    <meta:user-defined meta:name="Info 3"/>
    <meta:user-defined meta:name="Info 4"/>
  </office:meta>
</office:document-meta>
</file>